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1"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text-properties fo:language="en" fo:country="US" style:language-complex="ar" style:country-complex="SA"/>
    </style:style>
    <style:style style:name="P18" style:family="paragraph" style:parent-style-name="Standard" style:list-style-name="L1">
      <style:text-properties style:use-window-font-color="true" style:font-name-asian="Helvetica" style:font-name-complex="Helvetica"/>
    </style:style>
    <style:style style:name="P19" style:family="paragraph" style:parent-style-name="Standard" style:list-style-name="L2"/>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43480288" text:id="ct543480288">
          <text:insertion>
            <office:change-info>
              <dc:creator>Bob Jacobsen</dc:creator>
              <dc:date>2011-07-20T23:29:00</dc:date>
            </office:change-info>
          </text:insertion>
        </text:changed-region>
        <text:changed-region xml:id="ct1869014768" text:id="ct1869014768">
          <text:insertion>
            <office:change-info>
              <dc:creator>Bob Jacobsen</dc:creator>
              <dc:date>2011-07-19T20:41:00</dc:date>
            </office:change-info>
          </text:insertion>
        </text:changed-region>
        <text:changed-region xml:id="ct2093773888" text:id="ct2093773888">
          <text:insertion>
            <office:change-info>
              <dc:creator>Bob Jacobsen</dc:creator>
              <dc:date>2011-07-20T23:34:00</dc:date>
            </office:change-info>
          </text:insertion>
        </text:changed-region>
        <text:changed-region xml:id="ct338911072" text:id="ct338911072">
          <text:insertion>
            <office:change-info>
              <dc:creator>Bob Jacobsen</dc:creator>
              <dc:date>2011-07-20T23:33:00</dc:date>
            </office:change-info>
          </text:insertion>
        </text:changed-region>
        <text:changed-region xml:id="ct418695824" text:id="ct418695824">
          <text:insertion>
            <office:change-info>
              <dc:creator>Bob Jacobsen</dc:creator>
              <dc:date>2011-07-19T20:42:00</dc:date>
            </office:change-info>
          </text:insertion>
        </text:changed-region>
        <text:changed-region xml:id="ct348109584" text:id="ct348109584">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1869320144" text:id="ct1869320144">
          <text:insertion>
            <office:change-info>
              <dc:creator>Bob Jacobsen</dc:creator>
              <dc:date>2011-07-20T23:34:00</dc:date>
            </office:change-info>
          </text:insertion>
        </text:changed-region>
        <text:changed-region xml:id="ct1868811344" text:id="ct1868811344">
          <text:deletion>
            <office:change-info>
              <dc:creator>Bob Jacobsen</dc:creator>
              <dc:date>2012-05-28T11:10:00</dc:date>
            </office:change-info>
            <text:p text:style-name="Standard">and</text:p>
          </text:deletion>
        </text:changed-region>
        <text:changed-region xml:id="ct1980713792" text:id="ct1980713792">
          <text:insertion>
            <office:change-info>
              <dc:creator>Bob Jacobsen</dc:creator>
              <dc:date>2012-05-28T11:10:00</dc:date>
            </office:change-info>
          </text:insertion>
        </text:changed-region>
        <text:changed-region xml:id="ct1869028672" text:id="ct1869028672">
          <text:insertion>
            <office:change-info>
              <dc:creator>Bob Jacobsen</dc:creator>
              <dc:date>2011-07-19T20:43:00</dc:date>
            </office:change-info>
          </text:insertion>
        </text:changed-region>
        <text:changed-region xml:id="ct1869395392" text:id="ct1869395392">
          <text:insertion>
            <office:change-info>
              <dc:creator>Bob Jacobsen</dc:creator>
              <dc:date>2011-07-19T20:44:00</dc:date>
            </office:change-info>
          </text:insertion>
        </text:changed-region>
        <text:changed-region xml:id="ct2093595184" text:id="ct2093595184">
          <text:insertion>
            <office:change-info>
              <dc:creator>Bob Jacobsen</dc:creator>
              <dc:date>2011-07-19T20:45:00</dc:date>
            </office:change-info>
          </text:insertion>
        </text:changed-region>
        <text:changed-region xml:id="ct2093774240" text:id="ct2093774240">
          <text:insertion>
            <office:change-info>
              <dc:creator>Bob Jacobsen</dc:creator>
              <dc:date>2011-07-19T20:46:00</dc:date>
            </office:change-info>
          </text:insertion>
        </text:changed-region>
        <text:changed-region xml:id="ct1869378720" text:id="ct1869378720">
          <text:insertion>
            <office:change-info>
              <dc:creator>Bob Jacobsen</dc:creator>
              <dc:date>2011-07-19T20:47:00</dc:date>
            </office:change-info>
          </text:insertion>
        </text:changed-region>
        <text:changed-region xml:id="ct2093665072" text:id="ct2093665072">
          <text:insertion>
            <office:change-info>
              <dc:creator>Bob Jacobsen</dc:creator>
              <dc:date>2011-07-19T20:48:00</dc:date>
            </office:change-info>
          </text:insertion>
        </text:changed-region>
        <text:changed-region xml:id="ct1980391360" text:id="ct1980391360">
          <text:insertion>
            <office:change-info>
              <dc:creator>Bob Jacobsen</dc:creator>
              <dc:date>2011-07-19T20:49:00</dc:date>
            </office:change-info>
          </text:insertion>
        </text:changed-region>
        <text:changed-region xml:id="ct1868684832" text:id="ct1868684832">
          <text:insertion>
            <office:change-info>
              <dc:creator>Bob Jacobsen</dc:creator>
              <dc:date>2011-07-19T20:50:00</dc:date>
            </office:change-info>
          </text:insertion>
        </text:changed-region>
        <text:changed-region xml:id="ct1868884480" text:id="ct1868884480">
          <text:insertion>
            <office:change-info>
              <dc:creator>Bob Jacobsen</dc:creator>
              <dc:date>2011-07-19T20:52:00</dc:date>
            </office:change-info>
          </text:insertion>
        </text:changed-region>
        <text:changed-region xml:id="ct525373056" text:id="ct525373056">
          <text:insertion>
            <office:change-info>
              <dc:creator>Bob Jacobsen</dc:creator>
              <dc:date>2011-07-19T20:53:00</dc:date>
            </office:change-info>
          </text:insertion>
        </text:changed-region>
        <text:changed-region xml:id="ct2093859824" text:id="ct2093859824">
          <text:insertion>
            <office:change-info>
              <dc:creator>Bob Jacobsen</dc:creator>
              <dc:date>2011-07-20T23:28:00</dc:date>
            </office:change-info>
          </text:insertion>
        </text:changed-region>
        <text:changed-region xml:id="ct418508672" text:id="ct418508672">
          <text:insertion>
            <office:change-info>
              <dc:creator>Bob Jacobsen</dc:creator>
              <dc:date>2011-07-19T20:56:00</dc:date>
            </office:change-info>
          </text:insertion>
        </text:changed-region>
        <text:changed-region xml:id="ct2093665392" text:id="ct2093665392">
          <text:insertion>
            <office:change-info>
              <dc:creator>Bob Jacobsen</dc:creator>
              <dc:date>2011-07-19T20:57:00</dc:date>
            </office:change-info>
          </text:insertion>
        </text:changed-region>
        <text:changed-region xml:id="ct-2033019008" text:id="ct-2033019008">
          <text:deletion>
            <office:change-info>
              <dc:creator>Bob Jacobsen</dc:creator>
              <dc:date>2011-07-19T20:57:00</dc:date>
            </office:change-info>
            <text:p text:style-name="Standard">to</text:p>
          </text:deletion>
        </text:changed-region>
        <text:changed-region xml:id="ct2093711216" text:id="ct2093711216">
          <text:insertion>
            <office:change-info>
              <dc:creator>Bob Jacobsen</dc:creator>
              <dc:date>2011-07-19T20:51:00</dc:date>
            </office:change-info>
          </text:insertion>
        </text:changed-region>
        <text:changed-region xml:id="ct339712480" text:id="ct339712480">
          <text:insertion>
            <office:change-info>
              <dc:creator>Bob Jacobsen</dc:creator>
              <dc:date>2011-07-19T20:52:00</dc:date>
            </office:change-info>
          </text:insertion>
        </text:changed-region>
        <text:changed-region xml:id="ct2093234784" text:id="ct2093234784">
          <text:deletion>
            <office:change-info>
              <dc:creator>Bob Jacobsen</dc:creator>
              <dc:date>2012-05-28T11:09:00</dc:date>
            </office:change-info>
            <text:p text:style-name="Standard">people</text:p>
          </text:deletion>
        </text:changed-region>
        <text:changed-region xml:id="ct316113952" text:id="ct316113952">
          <text:insertion>
            <office:change-info>
              <dc:creator>Bob Jacobsen</dc:creator>
              <dc:date>2012-05-28T11:09:00</dc:date>
            </office:change-info>
          </text:insertion>
        </text:changed-region>
        <text:changed-region xml:id="ct2093894608" text:id="ct2093894608">
          <text:insertion>
            <office:change-info>
              <dc:creator>Bob Jacobsen</dc:creator>
              <dc:date>2011-07-19T20:59:00</dc:date>
            </office:change-info>
          </text:insertion>
        </text:changed-region>
        <text:changed-region xml:id="ct2093665760" text:id="ct2093665760">
          <text:deletion>
            <office:change-info>
              <dc:creator>Bob Jacobsen</dc:creator>
              <dc:date>2011-07-19T20:59:00</dc:date>
            </office:change-info>
            <text:p text:style-name="Standard">The </text:p>
          </text:deletion>
        </text:changed-region>
        <text:changed-region xml:id="ct2093826960" text:id="ct2093826960">
          <text:insertion>
            <office:change-info>
              <dc:creator>Bob Jacobsen</dc:creator>
              <dc:date>2011-07-19T20:59:00</dc:date>
            </office:change-info>
          </text:insertion>
        </text:changed-region>
        <text:changed-region xml:id="ct1869047632" text:id="ct1869047632">
          <text:deletion>
            <office:change-info>
              <dc:creator>Bob Jacobsen</dc:creator>
              <dc:date>2011-07-19T20:59:00</dc:date>
            </office:change-info>
            <text:p text:style-name="Standard">is specified to </text:p>
          </text:deletion>
        </text:changed-region>
        <text:changed-region xml:id="ct418926400" text:id="ct418926400">
          <text:insertion>
            <office:change-info>
              <dc:creator>Bob Jacobsen</dc:creator>
              <dc:date>2011-07-24T15:18:00</dc:date>
            </office:change-info>
          </text:insertion>
        </text:changed-region>
        <text:changed-region xml:id="ct1868925552" text:id="ct1868925552">
          <text:insertion>
            <office:change-info>
              <dc:creator>Bob Jacobsen</dc:creator>
              <dc:date>2011-07-20T23:47:00</dc:date>
            </office:change-info>
          </text:insertion>
        </text:changed-region>
        <text:changed-region xml:id="ct1868798992" text:id="ct1868798992">
          <text:insertion>
            <office:change-info>
              <dc:creator>Bob Jacobsen</dc:creator>
              <dc:date>2011-07-20T23:48:00</dc:date>
            </office:change-info>
          </text:insertion>
        </text:changed-region>
        <text:changed-region xml:id="ct1868915664" text:id="ct1868915664">
          <text:insertion>
            <office:change-info>
              <dc:creator>Bob Jacobsen</dc:creator>
              <dc:date>2011-07-22T17:58:00</dc:date>
            </office:change-info>
          </text:insertion>
        </text:changed-region>
        <text:changed-region xml:id="ct2093342880" text:id="ct2093342880">
          <text:insertion>
            <office:change-info>
              <dc:creator>Bob Jacobsen</dc:creator>
              <dc:date>2011-07-22T18:06:00</dc:date>
            </office:change-info>
          </text:insertion>
        </text:changed-region>
        <text:changed-region xml:id="ct1869073584" text:id="ct1869073584">
          <text:deletion>
            <office:change-info>
              <dc:creator>Bob Jacobsen</dc:creator>
              <dc:date>2011-07-22T18:06:00</dc:date>
            </office:change-info>
            <text:p text:style-name="Standard"/>
            <text:p text:style-name="Standard"/>
          </text:deletion>
        </text:changed-region>
        <text:changed-region xml:id="ct1868851968" text:id="ct1868851968">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2093814464" text:id="ct2093814464">
          <text:insertion>
            <office:change-info>
              <dc:creator>Bob Jacobsen</dc:creator>
              <dc:date>2011-07-20T23:48:00</dc:date>
            </office:change-info>
          </text:insertion>
        </text:changed-region>
        <text:changed-region xml:id="ct2093864080" text:id="ct2093864080">
          <text:insertion>
            <office:change-info>
              <dc:creator>Bob Jacobsen</dc:creator>
              <dc:date>2011-07-19T21:05:00</dc:date>
            </office:change-info>
          </text:insertion>
        </text:changed-region>
        <text:changed-region xml:id="ct348028144" text:id="ct348028144">
          <text:deletion>
            <office:change-info>
              <dc:creator>Bob Jacobsen</dc:creator>
              <dc:date>2012-05-28T11:17:00</dc:date>
            </office:change-info>
            <text:p text:style-name="Standard">t</text:p>
          </text:deletion>
        </text:changed-region>
        <text:changed-region xml:id="ct2028684688" text:id="ct2028684688">
          <text:insertion>
            <office:change-info>
              <dc:creator>Bob Jacobsen</dc:creator>
              <dc:date>2012-05-28T11:17:00</dc:date>
            </office:change-info>
          </text:insertion>
        </text:changed-region>
        <text:changed-region xml:id="ct418654800" text:id="ct418654800">
          <text:insertion>
            <office:change-info>
              <dc:creator>Bob Jacobsen</dc:creator>
              <dc:date>2011-07-19T21:12:00</dc:date>
            </office:change-info>
          </text:insertion>
        </text:changed-region>
        <text:changed-region xml:id="ct1869109840" text:id="ct1869109840">
          <text:deletion>
            <office:change-info>
              <dc:creator>Bob Jacobsen</dc:creator>
              <dc:date>2011-07-19T21:12:00</dc:date>
            </office:change-info>
            <text:h text:style-name="Heading_20_2" text:outline-level="2">Management</text:h>
          </text:deletion>
        </text:changed-region>
        <text:changed-region xml:id="ct2093630736" text:id="ct2093630736">
          <text:insertion>
            <office:change-info>
              <dc:creator>Bob Jacobsen</dc:creator>
              <dc:date>2011-07-19T21:10:00</dc:date>
            </office:change-info>
          </text:insertion>
        </text:changed-region>
        <text:changed-region xml:id="ct1980644592" text:id="ct1980644592">
          <text:insertion>
            <office:change-info>
              <dc:creator>Bob Jacobsen</dc:creator>
              <dc:date>2011-07-19T21:11:00</dc:date>
            </office:change-info>
          </text:insertion>
        </text:changed-region>
        <text:changed-region xml:id="ct526129664" text:id="ct526129664">
          <text:deletion>
            <office:change-info>
              <dc:creator>Bob Jacobsen</dc:creator>
              <dc:date>2011-07-19T21:12:00</dc:date>
            </office:change-info>
            <text:p text:style-name="Standard">reduction</text:p>
          </text:deletion>
        </text:changed-region>
        <text:changed-region xml:id="ct1868824576" text:id="ct1868824576">
          <text:insertion>
            <office:change-info>
              <dc:creator>Bob Jacobsen</dc:creator>
              <dc:date>2011-07-19T21:12:00</dc:date>
            </office:change-info>
          </text:insertion>
        </text:changed-region>
        <text:changed-region xml:id="ct1869433664" text:id="ct1869433664">
          <text:deletion>
            <office:change-info>
              <dc:creator>Bob Jacobsen</dc:creator>
              <dc:date>2011-07-19T21:11:00</dc:date>
            </office:change-info>
            <text:p text:style-name="P1"/>
            <text:p text:style-name="P1"/>
          </text:deletion>
        </text:changed-region>
        <text:changed-region xml:id="ct338928896" text:id="ct338928896">
          <text:insertion>
            <office:change-info>
              <dc:creator>Bob Jacobsen</dc:creator>
              <dc:date>2011-07-19T21:14:00</dc:date>
            </office:change-info>
          </text:insertion>
        </text:changed-region>
        <text:changed-region xml:id="ct339052464" text:id="ct339052464">
          <text:insertion>
            <office:change-info>
              <dc:creator>Bob Jacobsen</dc:creator>
              <dc:date>2011-07-19T21:15:00</dc:date>
            </office:change-info>
          </text:insertion>
        </text:changed-region>
        <text:changed-region xml:id="ct1980618624" text:id="ct1980618624">
          <text:insertion>
            <office:change-info>
              <dc:creator>Bob Jacobsen</dc:creator>
              <dc:date>2011-07-19T21:16:00</dc:date>
            </office:change-info>
          </text:insertion>
        </text:changed-region>
        <text:changed-region xml:id="ct2093683216" text:id="ct2093683216">
          <text:deletion>
            <office:change-info>
              <dc:creator>Bob Jacobsen</dc:creator>
              <dc:date>2011-07-19T21:16:00</dc:date>
            </office:change-info>
            <text:p text:style-name="Standard">is reordering</text:p>
          </text:deletion>
        </text:changed-region>
        <text:changed-region xml:id="ct419024032" text:id="ct419024032">
          <text:insertion>
            <office:change-info>
              <dc:creator>Bob Jacobsen</dc:creator>
              <dc:date>2011-07-19T21:16:00</dc:date>
            </office:change-info>
          </text:insertion>
        </text:changed-region>
        <text:changed-region xml:id="ct1868854416" text:id="ct1868854416">
          <text:insertion>
            <office:change-info>
              <dc:creator>Bob Jacobsen</dc:creator>
              <dc:date>2011-07-19T21:17:00</dc:date>
            </office:change-info>
          </text:insertion>
        </text:changed-region>
        <text:changed-region xml:id="ct347851392" text:id="ct347851392">
          <text:deletion>
            <office:change-info>
              <dc:creator>Bob Jacobsen</dc:creator>
              <dc:date>2011-07-19T21:17:00</dc:date>
            </office:change-info>
            <text:p text:style-name="Standard">it's to work with bridge(s)</text:p>
          </text:deletion>
        </text:changed-region>
        <text:changed-region xml:id="ct1869188048" text:id="ct1869188048">
          <text:insertion>
            <office:change-info>
              <dc:creator>Bob Jacobsen</dc:creator>
              <dc:date>2011-07-19T21:17:00</dc:date>
            </office:change-info>
          </text:insertion>
        </text:changed-region>
        <text:changed-region xml:id="ct1869384496" text:id="ct1869384496">
          <text:insertion>
            <office:change-info>
              <dc:creator>Bob Jacobsen</dc:creator>
              <dc:date>2010-10-08T17:50:00</dc:date>
            </office:change-info>
          </text:insertion>
        </text:changed-region>
        <text:changed-region xml:id="ct1980646496" text:id="ct1980646496">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change-start text:change-id="ct543480288"/><text:span text:style-name="T6">Users can expect to be able to form networks within limitations. <text:s/>For example, reliable operations on a single CAN segment is subject to multiple limitations, including:</text:span><text:change-end text:change-id="ct543480288"/><text:change-start text:change-id="ct1869014768"/><text:span text:style-name="T7"> </text:span></text:p>
      <text:list xml:id="list502242360" text:style-name="L1">
        <text:list-item>
          <text:p text:style-name="P18">Maximum CAN segment cable length is 1000 ft / 300m</text:p>
        </text:list-item>
        <text:list-item>
          <text:p text:style-name="P18">The max cable length is reduced by 20 ft / 6m for each physical node attached to the segment</text:p>
        </text:list-item>
        <text:list-item>
          <text:p text:style-name="P18">The max cable length is further reduced by double the length of each stub cable attached to the segment</text:p>
        </text:list-item>
        <text:list-item>
          <text:p text:style-name="P18">There may never be less than 1 ft / 30cm of cable between nodes, nor between a stub connection and a node.</text:p>
        </text:list-item>
      </text:list>
      <text:p text:style-name="Standard"><text:change-end text:change-id="ct1869014768"/><text:change-start text:change-id="ct2093773888"/>This implies that there is a limit of about 48 nodes on a single segment.<text:change-end text:change-id="ct2093773888"/><text:change-start text:change-id="ct338911072"/></text:p>
      <text:p text:style-name="Standard"><text:change-end text:change-id="ct338911072"/><text:change-start text:change-id="ct418695824"/>Th<text:change-end text:change-id="ct418695824"/><text:change text:change-id="ct348109584"/><text:change-start text:change-id="ct1869320144"/>ese expectations are <text:change-end text:change-id="ct1869320144"/>based on CAN documentation, component-vendor specifications <text:change text:change-id="ct1868811344"/><text:change-start text:change-id="ct1980713792"/>&amp;<text:change-end text:change-id="ct1980713792"/>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1869028672"/></text:p>
      <text:p text:style-name="Standard">Manufacturers may want to use CAN transceiver chips with either reduced load, or increased drive capability<text:change-end text:change-id="ct1869028672"/><text:change-start text:change-id="ct1869395392"/> relative to the CAN specification. </text:p>
      <text:list xml:id="list1668389957" text:style-name="L2">
        <text:list-item>
          <text:p text:style-name="P19"><text:soft-page-break/>The CAN receiver input impedance R<text:span text:style-name="T11">diff</text:span> is specified as 10k ohms or greater. <text:s/>T<text:change-end text:change-id="ct1869395392"/><text:change-start text:change-id="ct2093595184"/>ransceivers with e.g. 20k ohm input impedance reduce the total bus load and can allow significantly more nodes. <text:s/><text:span text:style-name="T5">They</text:span> will generally not all<text:change-end text:change-id="ct2093595184"/><text:change-start text:change-id="ct2093774240"/>ow greater maximum lengths.</text:p>
        </text:list-item>
        <text:list-item>
          <text:p text:style-name="P19">The CAN transmitter output drive capability is expressed as a minimum bus resistance of 45 ohms<text:change-end text:change-id="ct2093774240"/><text:change-start text:change-id="ct1869378720"/>. <text:s/>Bus transmitters with improved drive <text:change-end text:change-id="ct1869378720"/><text:change-start text:change-id="ct2093665072"/>capability, e.g. 42.5 ohms, can allow significantly more nodes because the bus termination resistance provides much of <text:span text:style-name="T5">the</text:span> total load. Improved transmitters will generally not allow greater maxi<text:change-end text:change-id="ct2093665072"/><text:change-start text:change-id="ct1980391360"/>mum lengths.</text:p>
        </text:list-item>
      </text:list>
      <text:p text:style-name="Standard"><text:change-end text:change-id="ct1980391360"/><text:change-start text:change-id="ct1868684832"/>The <text:s/>Standard permits, but does not require, the use of improved transceivers.<text:change-end text:change-id="ct1868684832"/></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1868884480"/></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1868884480"/><text:change-start text:change-id="ct525373056"/>45 jacks. They should also recommend that customers assemble CAN segments using high-quality <text:soft-page-break/>RJ45 cables and <text:change-end text:change-id="ct525373056"/><text:change-start text:change-id="ct2093859824"/>plugs<text:change-end text:change-id="ct2093859824"/><text:change-start text:change-id="ct418508672"/>. In particular, cables with strain-relief boots and tab protectors will reduce connection problems for e.g. modular layouts.<text:change-end text:change-id="ct418508672"/></text:p>
      <text:p text:style-name="Standard">The assignments <text:change-start text:change-id="ct2093665392"/>of<text:change-end text:change-id="ct2093665392"/><text:change text:change-id="ct-2033019008"/>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2093711216"/>CAT-3 <text:change-end text:change-id="ct2093711216"/>“Ethernet” cables have only those required pairs present. <text:s/>Model railroaders who want to minimize cost, do not need distributed power, and are willing to forego future use of <text:span text:style-name="T5">the</text:span> reserved conductors can use these four-conductor <text:change-start text:change-id="ct339712480"/>CAT-3 <text:change-end text:change-id="ct339712480"/>“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text:change text:change-id="ct2093234784"/><text:change-start text:change-id="ct316113952"/>users<text:change-end text:change-id="ct316113952"/>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text:change-start text:change-id="ct2093894608"/>A design range of 10V/microsecond to <text:change-end text:change-id="ct2093894608"/><text:change text:change-id="ct2093665760"/>3.5V/microsecond lower limit <text:change-start text:change-id="ct2093826960"/>would <text:change-end text:change-id="ct2093826960"/><text:change text:change-id="ct1869047632"/>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418926400"/> and connectors<text:change-end text:change-id="ct418926400"/>.<text:change-start text:change-id="ct1868925552"/>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1868925552"/><text:change-start text:change-id="ct1868798992"/><text:span text:style-name="T5">make the power calculation simple and reliable: <text:s/>Just add up the numbers on the labels. <text:s/>The requirement that the label is always present, even when zero, is to reduce user frustration when they can't find a label.</text:span><text:change-end text:change-id="ct1868798992"/><text:change-start text:change-id="ct1868915664"/><text:span text:style-name="T5"> Simple icons may be used, such as:</text:span><text:change-end text:change-id="ct1868915664"/><text:change-start text:change-id="ct2093342880"/></text:p>
      <text:p text:style-name="Standard"><draw:frame draw:style-name="fr2" draw:name="graphics3" text:anchor-type="paragraph" svg:width="3.4626in" style:rel-width="50%" svg:height="1.1701in" style:rel-height="13%" draw:z-index="18"><draw:image xlink:href="Pictures/1000000000000258000000C84A017269.png" xlink:type="simple" xlink:show="embed" xlink:actuate="onLoad"/></draw:frame><text:change-end text:change-id="ct2093342880"/><text:change text:change-id="ct1869073584"/>Power can be injected into the cable by simple “mid-span injector” devices, essentially just two RJ45 connectors and a 2.1mm jack for a wall-wart. It is not required that power comes from a full node implementation.<text:change text:change-id="ct1868851968"/></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ext:change-start text:change-id="ct2093814464"/>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2093814464"/>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2093864080"/></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change-end text:change-id="ct2093864080"/></text:p>
      <text:h text:style-name="Heading_20_3" text:outline-level="3">Termination Circuits</text:h>
      <text:h text:style-name="P20"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ext:change text:change-id="ct348028144"/><text:change-start text:change-id="ct2028684688"/>d<text:change-end text:change-id="ct2028684688"/>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418654800"/>Management <text:span text:style-name="T8">and</text:span> Noise Immunity<text:change-end text:change-id="ct418654800"/><text:change text:change-id="ct1869109840"/></text:h>
      <text:p text:style-name="Standard"><text:change-start text:change-id="ct2093630736"/>Electro-Magnetic Compatibility (EMC) refers<text:change-end text:change-id="ct2093630736"/><text:change-start text:change-id="ct1980644592"/> to ensuring that a system, e.g. a CAN bus, does not cause interference with other systems. <text:change-end text:change-id="ct1980644592"/>CAN is a robust signaling method developed for use in the difficult environment of automobiles. Issues of EMC, noise <text:change text:change-id="ct526129664"/><text:change-start text:change-id="ct1868824576"/>immunity<text:change-end text:change-id="ct1868824576"/>,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24" text:outline-level="2">Sample Schematic</text:h>
      <text:p text:style-name="Standard"><text:span text:style-name="T4">The following informative schematic is a sample of various possible design choices, and not normative in any way.</text:span><text:change text:change-id="ct1869433664"/><text:change-start text:change-id="ct338928896"/><text:span text:style-name="T4"> </text:span><text:change-end text:change-id="ct338928896"/><text:change-start text:change-id="ct339052464"/></text:p>
      <text:p text:style-name="P1"><text:change-end text:change-id="ct339052464"/></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3"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1980618624"/>RTR frames generally cannot be used across bridges.<text:change-end text:change-id="ct1980618624"/>The protocol(s) running on the CAN segments must be compatible with th<text:change text:change-id="ct2093683216"/><text:change-start text:change-id="ct419024032"/>ese<text:change-end text:change-id="ct419024032"/><text:change-start text:change-id="ct1868854416"/> constraints<text:change-end text:change-id="ct1868854416"/> if <text:change text:change-id="ct347851392"/><text:change-start text:change-id="ct1869188048"/>bridges are to be used<text:change-end text:change-id="ct1869188048"/>.</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3">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1869384496"/>Books<office:annotation><dc:creator>Bob Jacobsen</dc:creator><dc:date>2010-10-08T17:51:03</dc:date><text:p text:style-name="P27"><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1869384496"/>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1980646496"/>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1980646496"/>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22"><text:s/>2.1 Intended Use<text:tab/>1</text:p>
          <text:p text:style-name="P22"><text:s/>2.2 References and Context<text:tab/>2</text:p>
          <text:p text:style-name="P22"><text:s/>2.3 Physical Interconnection<text:tab/>2</text:p>
          <text:p text:style-name="P22"><text:s/>2.4 Data Transport<text:tab/>4</text:p>
          <text:p text:style-name="P22"><text:s/>2.5 Supply of Power<text:tab/>5</text:p>
          <text:p text:style-name="P22"><text:s/>2.6 Consumption of Power<text:tab/>6</text:p>
          <text:p text:style-name="P16"><text:s/>3 Design Issues<text:tab/>6</text:p>
          <text:p text:style-name="P22"><text:s/>3.1 Bus Termination<text:tab/>6</text:p>
          <text:p text:style-name="P25"><text:s/>3.1.1 Termination Circuits<text:tab/>6</text:p>
          <text:p text:style-name="P26"><text:s/>3.1.1.1 Passive single resistor<text:tab/>6</text:p>
          <text:p text:style-name="P26"><text:s/>3.1.1.2 Passive split resistors bypassed to ground<text:tab/>6</text:p>
          <text:p text:style-name="P26"><text:s/>3.1.1.3 Biased split termination<text:tab/>6</text:p>
          <text:p text:style-name="P26"><text:s/>3.1.1.4 Active termination<text:tab/>7</text:p>
          <text:p text:style-name="P26"><text:s/>3.1.1.5 Distributed termination<text:tab/>7</text:p>
          <text:p text:style-name="P25"><text:s/>3.1.2 Terminator Placement<text:tab/>7</text:p>
          <text:p text:style-name="P22"><text:s/>3.2 EMC Management and Noise Immunity<text:tab/>7</text:p>
          <text:p text:style-name="P25"><text:s/>3.2.1 Chokes<text:tab/>8</text:p>
          <text:p text:style-name="P22"><text:s/>3.3 Sample Schematic<text:tab/>8</text:p>
          <text:p text:style-name="P16"><text:s/>4 Repeaters, Bridges and Gateways<text:tab/>8</text:p>
          <text:p text:style-name="P22"><text:s/>4.1 Repeaters<text:tab/>8</text:p>
          <text:p text:style-name="P22"><text:s/>4.2 Bridges<text:tab/>9</text:p>
          <text:p text:style-name="P22"><text:s/>4.3 Gateways<text:tab/>9</text:p>
          <text:p text:style-name="P16"><text:s/>5 References<text:tab/>10</text:p>
          <text:p text:style-name="P22"><text:s/>5.1 Standards<text:tab/>10</text:p>
          <text:p text:style-name="P22"><text:soft-page-break/><text:s/>5.2 Books<text:tab/>10</text:p>
          <text:p text:style-name="P25"><text:s/>5.2.1 Recommended<text:tab/>10</text:p>
          <text:p text:style-name="P25"><text:s/>5.2.2 Not Recommended<text:tab/>10</text:p>
          <text:p text:style-name="P22"><text:s/>5.3 Application Notes<text:tab/>11</text:p>
          <text:p text:style-name="P25"><text:s/>5.3.1 Anixter<text:tab/>11</text:p>
          <text:p text:style-name="P25"><text:s/>5.3.2 Mohawk.com<text:tab/>11</text:p>
          <text:p text:style-name="P25"><text:s/>5.3.3 Microchip Corp<text:tab/>11</text:p>
          <text:p text:style-name="P25"><text:s/>5.3.4 ON Semiconductor<text:tab/>11</text:p>
          <text:p text:style-name="P25"><text:s/>5.3.5 Philips<text:tab/>11</text:p>
          <text:p text:style-name="P25"><text:s/>5.3.6 Texas Instruments<text:tab/>11</text:p>
          <text:p text:style-name="P22"><text:s/>5.4 Component data sheets<text:tab/>12</text:p>
          <text:p text:style-name="P25"><text:s/>5.4.1 Microchip<text:tab/>12</text:p>
          <text:p text:style-name="P25"><text:s/>5.4.2 NXP Electronics (Philips)<text:tab/>12</text:p>
          <text:p text:style-name="P25"><text:s/>5.4.3 STMicroelectronics<text:tab/>12</text:p>
          <text:p text:style-name="P25"><text:s/>5.4.4 Texas Instruments<text:tab/>12</text:p>
          <text:p text:style-name="P22"><text:s/>5.5 Tools<text:tab/>12</text:p>
          <text:p text:style-name="P25"><text:s/>5.5.1 Microchip <text:tab/>13</text:p>
          <text:p text:style-name="P25"><text:s/>5.5.2 IXAAT<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tracked-changes>
          <text:changed-region xml:id="ct-2107487568" text:id="ct-2107487568">
            <text:deletion>
              <office:change-info>
                <dc:creator>Bob Jacobsen</dc:creator>
                <dc:date>2012-05-27T16:46:00</dc:date>
              </office:change-info>
              <text:p text:style-name="MP4"><text:span text:style-name="Page_20_Number"><text:span text:style-name="MT2"><text:date style:data-style-name="N116" text:date-value="2012-05-28T11:18:25">5/28/2012</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text:deletion>
          </text:changed-region>
          <text:changed-region xml:id="ct-2107298816" text:id="ct-2107298816">
            <text:insertion>
              <office:change-info>
                <dc:creator>Bob Jacobsen</dc:creator>
                <dc:date>2012-05-27T16:46:00</dc:date>
              </office:change-info>
            </text:insertion>
          </text:changed-region>
        </text:tracked-changes>
        <text:p text:style-name="MP4"><text:change text:change-id="ct-2107487568"/><text:change-start text:change-id="ct-2107298816"/><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116" text:date-value="2012-05-28T11:18:25">5/28/2012</text:date></text:span></text:span><text:change-end text:change-id="ct-2107298816"/></text:p>
      </style:footer>
    </style:master-page>
    <style:master-page style:name="First_20_Page" style:display-name="First Page" style:page-layout-name="Mpm2" style:next-style-name="Standard">
      <style:header>
        <text:tracked-changes>
          <text:changed-region xml:id="ct2093535520" text:id="ct2093535520">
            <text:insertion>
              <office:change-info>
                <dc:creator>Bob Jacobsen</dc:creator>
                <dc:date>2010-10-14T08:42:00</dc:date>
              </office:change-info>
            </text:insertion>
          </text:changed-region>
          <text:changed-region xml:id="ct1868981568" text:id="ct1868981568">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2093535520"/><text:date style:data-style-name="N75" text:date-value="2012-05-28T11:18:25">May 28, 2012</text:date><text:change-end text:change-id="ct2093535520"/><text:change text:change-id="ct1868981568"/></text:p>
            </table:table-cell>
            <table:table-cell table:style-name="Table1.D3" office:value-type="string">
              <text:p text:style-name="MP11">Draft</text:p>
            </table:table-cell>
          </table:table-row>
        </table:table>
        <text:p text:style-name="Header"/>
      </style:header>
      <style:footer>
        <text:tracked-changes>
          <text:changed-region xml:id="ct-2035173568" text:id="ct-2035173568">
            <text:format-change>
              <office:change-info>
                <dc:creator>Bob Jacobsen</dc:creator>
                <dc:date>2011-07-19T21:08:00</dc:date>
              </office:change-info>
            </text:format-change>
          </text:changed-region>
          <text:changed-region xml:id="ct472745744" text:id="ct472745744">
            <text:insertion>
              <office:change-info>
                <dc:creator>Bob Jacobsen</dc:creator>
                <dc:date>2011-07-19T20:38:00</dc:date>
              </office:change-info>
            </text:insertion>
          </text:changed-region>
          <text:changed-region xml:id="ct-2035221696" text:id="ct-2035221696">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2035173568"/><text:span text:style-name="MT2">Copyright 2010, </text:span><text:change-end text:change-id="ct-2035173568"/><text:change-start text:change-id="ct472745744"/><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2745744"/><text:change text:change-id="ct-2035221696"/><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2-05-28T11:18:25">5/28/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37</meta:editing-cycles>
    <meta:editing-duration>P2DT6H40M34S</meta:editing-duration>
    <meta:generator>OpenOffice.org/3.3$Unix OpenOffice.org_project/330m20$Build-9567</meta:generator>
    <dc:date>2012-05-28T11:18:25</dc:date>
    <dc:creator>Bob Jacobsen</dc:creator>
    <meta:printed-by>Bob Jacobsen</meta:printed-by>
    <meta:print-date>2011-07-19T15:37:15</meta:print-date>
    <meta:keyword>OpenLCB-CAN Physical Layer</meta:keyword>
    <meta:document-statistic meta:table-count="1" meta:image-count="4" meta:object-count="0" meta:page-count="15" meta:paragraph-count="240" meta:word-count="5009" meta:character-count="34100"/>
  </office:meta>
</office:document-meta>
</file>